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4cm" svg:height="2cm" svg:x="8cm" svg:y="2.5cm">
          <text:p text:style-name="P1"><text:span text:style-name="T1">Binding&lt;A, B&gt;</text:span></text:p>
        </draw:rect>
        <draw:custom-shape draw:style-name="gr2" draw:text-style-name="P1" xml:id="id3" draw:id="id3" draw:layer="layout" svg:width="3.7cm" svg:height="1cm" svg:x="8.3cm" svg:y="5.5cm">
          <text:p text:style-name="P1"><text:span text:style-name="T1">Arrow&lt;A, B&gt;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xml:id="id1" draw:id="id1" draw:layer="layout" svg:width="4cm" svg:height="1cm" svg:x="2.5cm" svg:y="5.5cm">
          <text:p text:style-name="P1">BindingSource&lt;A&gt;</text:p>
        </draw:rect>
        <draw:rect draw:style-name="gr1" draw:text-style-name="P1" xml:id="id4" draw:id="id4" draw:layer="layout" svg:width="4.5cm" svg:height="1cm" svg:x="13.5cm" svg:y="5.5cm">
          <text:p text:style-name="P1">BindingDestination&lt;B&gt;</text:p>
        </draw:rect>
        <draw:connector draw:style-name="gr3" draw:text-style-name="P2" draw:layer="layout" svg:x1="4.5cm" svg:y1="5.5cm" svg:x2="8cm" svg:y2="3.5cm" draw:start-shape="id1" draw:start-glue-point="0" draw:end-shape="id2" draw:end-glue-point="3" svg:d="m4500 5500v-2000h3500">
          <text:p/>
        </draw:connector>
        <draw:connector draw:style-name="gr3" draw:text-style-name="P2" draw:layer="layout" draw:line-skew="-2.002cm" svg:x1="10cm" svg:y1="4.5cm" svg:x2="8.3cm" svg:y2="6cm" draw:start-shape="id2" draw:start-glue-point="2" draw:end-shape="id3" draw:end-glue-point="3" svg:d="m10000 4500v500h-2501v1000h801">
          <text:p/>
        </draw:connector>
        <draw:connector draw:style-name="gr3" draw:text-style-name="P2" draw:layer="layout" draw:line-skew="0cm -2.002cm" svg:x1="12cm" svg:y1="6cm" svg:x2="10cm" svg:y2="4.5cm" draw:start-shape="id3" draw:start-glue-point="1" draw:end-shape="id2" draw:end-glue-point="2" svg:d="m12000 6000h502v-1000h-2502v-500">
          <text:p/>
        </draw:connector>
        <draw:connector draw:style-name="gr3" draw:text-style-name="P2" draw:layer="layout" svg:x1="12cm" svg:y1="3.5cm" svg:x2="15.75cm" svg:y2="5.5cm" draw:start-shape="id2" draw:start-glue-point="1" draw:end-shape="id4" draw:end-glue-point="0" svg:d="m12000 3500h3750v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id Barker</meta:initial-creator>
    <meta:creation-date>2012-10-08T11:28:35.06</meta:creation-date>
    <dc:date>2012-10-08T11:32:37.90</dc:date>
    <dc:creator>David Barker</dc:creator>
    <meta:editing-duration>PT4M10S</meta:editing-duration>
    <meta:editing-cycles>1</meta:editing-cycles>
    <meta:document-statistic meta:object-count="8"/>
    <meta:generator>OpenOffice.org/3.3$Win32 OpenOffice.org_project/330m20$Build-9567</meta:generator>
  </office:meta>
</office:document-meta>
</file>